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>
            <text:p>Run# \ Test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.673">
            <text:p>2.673</text:p>
          </table:table-cell>
          <table:table-cell table:style-name="ce3" office:value-type="float" office:value="68.145">
            <text:p>68.145</text:p>
          </table:table-cell>
          <table:table-cell table:style-name="ce3" office:value-type="float" office:value="2.743">
            <text:p>2.743</text:p>
          </table:table-cell>
          <table:table-cell table:style-name="ce3" office:value-type="float" office:value="25.867">
            <text:p>25.867</text:p>
          </table:table-cell>
          <table:table-cell table:style-name="ce3" office:value-type="float" office:value="2.88">
            <text:p>2.880</text:p>
          </table:table-cell>
          <table:table-cell table:style-name="ce3" office:value-type="float" office:value="26.34">
            <text:p>26.34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.483">
            <text:p>2.483</text:p>
          </table:table-cell>
          <table:table-cell table:style-name="ce3" office:value-type="float" office:value="60.694">
            <text:p>60.694</text:p>
          </table:table-cell>
          <table:table-cell table:style-name="ce3" office:value-type="float" office:value="2.665">
            <text:p>2.665</text:p>
          </table:table-cell>
          <table:table-cell table:style-name="ce3" office:value-type="float" office:value="12.988">
            <text:p>12.988</text:p>
          </table:table-cell>
          <table:table-cell table:style-name="ce3" office:value-type="float" office:value="2.9">
            <text:p>2.900</text:p>
          </table:table-cell>
          <table:table-cell table:style-name="ce3" office:value-type="float" office:value="31.42">
            <text:p>31.4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.539">
            <text:p>2.539</text:p>
          </table:table-cell>
          <table:table-cell table:style-name="ce3" office:value-type="float" office:value="57.103">
            <text:p>57.103</text:p>
          </table:table-cell>
          <table:table-cell table:style-name="ce3" office:value-type="float" office:value="2.91">
            <text:p>2.910</text:p>
          </table:table-cell>
          <table:table-cell table:style-name="ce3" office:value-type="float" office:value="22.253">
            <text:p>22.253</text:p>
          </table:table-cell>
          <table:table-cell table:style-name="ce3" office:value-type="float" office:value="2.86">
            <text:p>2.860</text:p>
          </table:table-cell>
          <table:table-cell table:style-name="ce3" office:value-type="float" office:value="29.43">
            <text:p>29.43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2.632">
            <text:p>2.632</text:p>
          </table:table-cell>
          <table:table-cell table:style-name="ce3" office:value-type="float" office:value="60.861">
            <text:p>60.861</text:p>
          </table:table-cell>
          <table:table-cell table:style-name="ce3" office:value-type="float" office:value="2.63">
            <text:p>2.630</text:p>
          </table:table-cell>
          <table:table-cell table:style-name="ce3" office:value-type="float" office:value="21.424">
            <text:p>21.424</text:p>
          </table:table-cell>
          <table:table-cell table:style-name="ce3" office:value-type="float" office:value="2.67">
            <text:p>2.670</text:p>
          </table:table-cell>
          <table:table-cell table:style-name="ce3" office:value-type="float" office:value="30.39">
            <text:p>30.39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2.984">
            <text:p>2.984</text:p>
          </table:table-cell>
          <table:table-cell table:style-name="ce3" office:value-type="float" office:value="44.412">
            <text:p>44.412</text:p>
          </table:table-cell>
          <table:table-cell table:style-name="ce3" office:value-type="float" office:value="2.876">
            <text:p>2.876</text:p>
          </table:table-cell>
          <table:table-cell table:style-name="ce3" office:value-type="float" office:value="32.196">
            <text:p>32.196</text:p>
          </table:table-cell>
          <table:table-cell table:style-name="ce3" office:value-type="float" office:value="2.87">
            <text:p>2.870</text:p>
          </table:table-cell>
          <table:table-cell table:style-name="ce3" office:value-type="float" office:value="31.56">
            <text:p>31.56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2.914">
            <text:p>2.914</text:p>
          </table:table-cell>
          <table:table-cell table:style-name="ce3" office:value-type="float" office:value="67.724">
            <text:p>67.724</text:p>
          </table:table-cell>
          <table:table-cell table:style-name="ce3" office:value-type="float" office:value="2.691">
            <text:p>2.691</text:p>
          </table:table-cell>
          <table:table-cell table:style-name="ce3" office:value-type="float" office:value="22.03">
            <text:p>22.030</text:p>
          </table:table-cell>
          <table:table-cell table:style-name="ce3" office:value-type="float" office:value="2.92">
            <text:p>2.920</text:p>
          </table:table-cell>
          <table:table-cell table:style-name="ce3" office:value-type="float" office:value="32.4">
            <text:p>32.4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2.74">
            <text:p>2.740</text:p>
          </table:table-cell>
          <table:table-cell table:style-name="ce3" office:value-type="float" office:value="47.561">
            <text:p>47.561</text:p>
          </table:table-cell>
          <table:table-cell table:style-name="ce3" office:value-type="float" office:value="2.592">
            <text:p>2.592</text:p>
          </table:table-cell>
          <table:table-cell table:style-name="ce3" office:value-type="float" office:value="31.601">
            <text:p>31.601</text:p>
          </table:table-cell>
          <table:table-cell table:style-name="ce3" office:value-type="float" office:value="2.56">
            <text:p>2.560</text:p>
          </table:table-cell>
          <table:table-cell table:style-name="ce3" office:value-type="float" office:value="18.7">
            <text:p>18.7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2.894">
            <text:p>2.894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2.883">
            <text:p>2.883</text:p>
          </table:table-cell>
          <table:table-cell table:style-name="ce3" office:value-type="float" office:value="26.736">
            <text:p>26.736</text:p>
          </table:table-cell>
          <table:table-cell table:style-name="ce3" office:value-type="float" office:value="2.79">
            <text:p>2.790</text:p>
          </table:table-cell>
          <table:table-cell table:style-name="ce3" office:value-type="float" office:value="32.51">
            <text:p>32.51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float" office:value="2.97">
            <text:p>2.970</text:p>
          </table:table-cell>
          <table:table-cell table:style-name="ce3" office:value-type="float" office:value="65.122">
            <text:p>65.122</text:p>
          </table:table-cell>
          <table:table-cell table:style-name="ce3" office:value-type="float" office:value="2.711">
            <text:p>2.711</text:p>
          </table:table-cell>
          <table:table-cell table:style-name="ce3" office:value-type="float" office:value="29.373">
            <text:p>29.373</text:p>
          </table:table-cell>
          <table:table-cell table:style-name="ce3" office:value-type="float" office:value="2.6">
            <text:p>2.600</text:p>
          </table:table-cell>
          <table:table-cell table:style-name="ce3" office:value-type="float" office:value="28.22">
            <text:p>28.2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2.901">
            <text:p>2.901</text:p>
          </table:table-cell>
          <table:table-cell table:style-name="ce3" office:value-type="float" office:value="40.595">
            <text:p>40.595</text:p>
          </table:table-cell>
          <table:table-cell table:style-name="ce3" office:value-type="float" office:value="2.867">
            <text:p>2.867</text:p>
          </table:table-cell>
          <table:table-cell table:style-name="ce3" office:value-type="float" office:value="30.386">
            <text:p>30.386</text:p>
          </table:table-cell>
          <table:table-cell table:style-name="ce3" office:value-type="float" office:value="2.58">
            <text:p>2.580</text:p>
          </table:table-cell>
          <table:table-cell table:style-name="ce3" office:value-type="float" office:value="31.23">
            <text:p>31.2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float" office:value="2.847">
            <text:p>2.847</text:p>
          </table:table-cell>
          <table:table-cell table:style-name="ce3" office:value-type="float" office:value="37.401">
            <text:p>37.401</text:p>
          </table:table-cell>
          <table:table-cell table:style-name="ce3" office:value-type="float" office:value="2.956">
            <text:p>2.956</text:p>
          </table:table-cell>
          <table:table-cell table:style-name="ce3" office:value-type="float" office:value="21.206">
            <text:p>21.206</text:p>
          </table:table-cell>
          <table:table-cell table:style-name="ce3" office:value-type="float" office:value="2.8">
            <text:p>2.800</text:p>
          </table:table-cell>
          <table:table-cell table:style-name="ce3" office:value-type="float" office:value="32.77">
            <text:p>32.77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2.584">
            <text:p>2.584</text:p>
          </table:table-cell>
          <table:table-cell table:style-name="ce3" office:value-type="float" office:value="44.212">
            <text:p>44.212</text:p>
          </table:table-cell>
          <table:table-cell table:style-name="ce3" office:value-type="float" office:value="2.557">
            <text:p>2.557</text:p>
          </table:table-cell>
          <table:table-cell table:style-name="ce3" office:value-type="float" office:value="30.773">
            <text:p>30.773</text:p>
          </table:table-cell>
          <table:table-cell table:style-name="ce3" office:value-type="float" office:value="2.86">
            <text:p>2.860</text:p>
          </table:table-cell>
          <table:table-cell table:style-name="ce3" office:value-type="float" office:value="22.23">
            <text:p>22.23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float" office:value="2.621">
            <text:p>2.621</text:p>
          </table:table-cell>
          <table:table-cell table:style-name="ce3" office:value-type="float" office:value="67.371">
            <text:p>67.371</text:p>
          </table:table-cell>
          <table:table-cell table:style-name="ce3" office:value-type="float" office:value="2.905">
            <text:p>2.905</text:p>
          </table:table-cell>
          <table:table-cell table:style-name="ce3" office:value-type="float" office:value="20.909">
            <text:p>20.909</text:p>
          </table:table-cell>
          <table:table-cell table:style-name="ce3" office:value-type="float" office:value="2.95">
            <text:p>2.950</text:p>
          </table:table-cell>
          <table:table-cell table:style-name="ce3" office:value-type="float" office:value="31.48">
            <text:p>31.48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2.925">
            <text:p>2.925</text:p>
          </table:table-cell>
          <table:table-cell table:style-name="ce3" office:value-type="float" office:value="44.636">
            <text:p>44.636</text:p>
          </table:table-cell>
          <table:table-cell table:style-name="ce3" office:value-type="float" office:value="2.915">
            <text:p>2.915</text:p>
          </table:table-cell>
          <table:table-cell table:style-name="ce3" office:value-type="float" office:value="31.929">
            <text:p>31.929</text:p>
          </table:table-cell>
          <table:table-cell table:style-name="ce3" office:value-type="float" office:value="2.51">
            <text:p>2.510</text:p>
          </table:table-cell>
          <table:table-cell table:style-name="ce3" office:value-type="float" office:value="30.85">
            <text:p>30.8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2.847">
            <text:p>2.847</text:p>
          </table:table-cell>
          <table:table-cell table:style-name="ce3" office:value-type="float" office:value="68.055">
            <text:p>68.055</text:p>
          </table:table-cell>
          <table:table-cell table:style-name="ce3" office:value-type="float" office:value="2.693">
            <text:p>2.693</text:p>
          </table:table-cell>
          <table:table-cell table:style-name="ce3" office:value-type="float" office:value="30.329">
            <text:p>30.329</text:p>
          </table:table-cell>
          <table:table-cell table:style-name="ce3" office:value-type="float" office:value="2.86">
            <text:p>2.860</text:p>
          </table:table-cell>
          <table:table-cell table:style-name="ce3" office:value-type="float" office:value="21.6">
            <text:p>21.6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2.895">
            <text:p>2.895</text:p>
          </table:table-cell>
          <table:table-cell table:style-name="ce3" office:value-type="float" office:value="45.748">
            <text:p>45.748</text:p>
          </table:table-cell>
          <table:table-cell table:style-name="ce3" office:value-type="float" office:value="2.834">
            <text:p>2.834</text:p>
          </table:table-cell>
          <table:table-cell table:style-name="ce3" office:value-type="float" office:value="23">
            <text:p>23.000</text:p>
          </table:table-cell>
          <table:table-cell table:style-name="ce3" office:value-type="float" office:value="2.86">
            <text:p>2.860</text:p>
          </table:table-cell>
          <table:table-cell table:style-name="ce3" office:value-type="float" office:value="30.87">
            <text:p>30.87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2.783">
            <text:p>2.783</text:p>
          </table:table-cell>
          <table:table-cell table:style-name="ce3" office:value-type="float" office:value="67.231">
            <text:p>67.231</text:p>
          </table:table-cell>
          <table:table-cell table:style-name="ce3" office:value-type="float" office:value="2.799">
            <text:p>2.799</text:p>
          </table:table-cell>
          <table:table-cell table:style-name="ce3" office:value-type="float" office:value="28.824">
            <text:p>28.824</text:p>
          </table:table-cell>
          <table:table-cell table:style-name="ce3" office:value-type="float" office:value="2.74">
            <text:p>2.740</text:p>
          </table:table-cell>
          <table:table-cell table:style-name="ce3" office:value-type="float" office:value="32.72">
            <text:p>32.7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2.857">
            <text:p>2.857</text:p>
          </table:table-cell>
          <table:table-cell table:style-name="ce3" office:value-type="float" office:value="50.16">
            <text:p>50.160</text:p>
          </table:table-cell>
          <table:table-cell table:style-name="ce3" office:value-type="float" office:value="2.848">
            <text:p>2.848</text:p>
          </table:table-cell>
          <table:table-cell table:style-name="ce3" office:value-type="float" office:value="23.972">
            <text:p>23.972</text:p>
          </table:table-cell>
          <table:table-cell table:style-name="ce3" office:value-type="float" office:value="2.85">
            <text:p>2.850</text:p>
          </table:table-cell>
          <table:table-cell table:style-name="ce3" office:value-type="float" office:value="30.16">
            <text:p>30.16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float" office:value="2.943">
            <text:p>2.943</text:p>
          </table:table-cell>
          <table:table-cell table:style-name="ce3" office:value-type="float" office:value="64.704">
            <text:p>64.704</text:p>
          </table:table-cell>
          <table:table-cell table:style-name="ce3" office:value-type="float" office:value="2.593">
            <text:p>2.593</text:p>
          </table:table-cell>
          <table:table-cell table:style-name="ce3" office:value-type="float" office:value="19.81">
            <text:p>19.810</text:p>
          </table:table-cell>
          <table:table-cell table:style-name="ce3" office:value-type="float" office:value="2.53">
            <text:p>2.530</text:p>
          </table:table-cell>
          <table:table-cell table:style-name="ce3" office:value-type="float" office:value="21.53">
            <text:p>21.5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89">
            <text:p>2.890</text:p>
          </table:table-cell>
          <table:table-cell table:style-name="ce3" office:value-type="float" office:value="68.576">
            <text:p>68.576</text:p>
          </table:table-cell>
          <table:table-cell table:style-name="ce3" office:value-type="float" office:value="2.652">
            <text:p>2.652</text:p>
          </table:table-cell>
          <table:table-cell table:style-name="ce3" office:value-type="float" office:value="22.097">
            <text:p>22.097</text:p>
          </table:table-cell>
          <table:table-cell table:style-name="ce3" office:value-type="float" office:value="2.87">
            <text:p>2.870</text:p>
          </table:table-cell>
          <table:table-cell table:style-name="ce3" office:value-type="float" office:value="18.41">
            <text:p>18.4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vg</text:p>
          </table:table-cell>
          <table:table-cell table:style-name="ce3" table:formula="oooc:=AVERAGE([.B2:.B21])" office:value-type="float" office:value="2.7961">
            <text:p>2.796</text:p>
          </table:table-cell>
          <table:table-cell table:style-name="ce3" table:formula="oooc:=AVERAGE([.C2:.C21])" office:value-type="float" office:value="56.95365">
            <text:p>56.954</text:p>
          </table:table-cell>
          <table:table-cell table:style-name="ce3" table:formula="oooc:=AVERAGE([.D2:.D21])" office:value-type="float" office:value="2.766">
            <text:p>2.766</text:p>
          </table:table-cell>
          <table:table-cell table:style-name="ce3" table:formula="oooc:=AVERAGE([.E2:.E21])" office:value-type="float" office:value="25.38515">
            <text:p>25.385</text:p>
          </table:table-cell>
          <table:table-cell table:style-name="ce3" table:formula="oooc:=AVERAGE([.F2:.F21])" office:value-type="float" office:value="2.773">
            <text:p>2.773</text:p>
          </table:table-cell>
          <table:table-cell table:style-name="ce3" table:formula="oooc:=AVERAGE([.G2:.G21])" office:value-type="float" office:value="28.241">
            <text:p>28.241</text:p>
          </table:table-cell>
        </table:table-row>
        <table:table-row table:style-name="ro1">
          <table:table-cell office:value-type="string">
            <text:p>Var</text:p>
          </table:table-cell>
          <table:table-cell table:style-name="ce3" table:formula="oooc:=VAR([.B2:.B21])" office:value-type="float" office:value="0.0237315684210526">
            <text:p>0.024</text:p>
          </table:table-cell>
          <table:table-cell table:style-name="ce3" table:formula="oooc:=VAR([.C2:.C21])" office:value-type="float" office:value="125.812556976316">
            <text:p>125.813</text:p>
          </table:table-cell>
          <table:table-cell table:style-name="ce3" table:formula="oooc:=VAR([.D2:.D21])" office:value-type="float" office:value="0.0161511578947368">
            <text:p>0.016</text:p>
          </table:table-cell>
          <table:table-cell table:style-name="ce3" table:formula="oooc:=VAR([.E2:.E21])" office:value-type="float" office:value="27.0336811868421">
            <text:p>27.034</text:p>
          </table:table-cell>
          <table:table-cell table:style-name="ce3" table:formula="oooc:=VAR([.F2:.F21])" office:value-type="float" office:value="0.0204747368421053">
            <text:p>0.020</text:p>
          </table:table-cell>
          <table:table-cell table:style-name="ce3" table:formula="oooc:=VAR([.G2:.G21])" office:value-type="float" office:value="24.0337357894737">
            <text:p>24.034</text:p>
          </table:table-cell>
        </table:table-row>
        <table:table-row table:style-name="ro1">
          <table:table-cell office:value-type="string">
            <text:p>Std. Dev</text:p>
          </table:table-cell>
          <table:table-cell table:style-name="ce3" table:formula="oooc:=STDEV([.B2:.B21])" office:value-type="float" office:value="0.154050538528928">
            <text:p>0.154</text:p>
          </table:table-cell>
          <table:table-cell table:style-name="ce3" table:formula="oooc:=STDEV([.C2:.C21])" office:value-type="float" office:value="11.2166196769043">
            <text:p>11.217</text:p>
          </table:table-cell>
          <table:table-cell table:style-name="ce3" table:formula="oooc:=STDEV([.D2:.D21])" office:value-type="float" office:value="0.127087205865645">
            <text:p>0.127</text:p>
          </table:table-cell>
          <table:table-cell table:style-name="ce3" table:formula="oooc:=STDEV([.E2:.E21])" office:value-type="float" office:value="5.19939238631228">
            <text:p>5.199</text:p>
          </table:table-cell>
          <table:table-cell table:style-name="ce3" table:formula="oooc:=STDEV([.F2:.F21])" office:value-type="float" office:value="0.143089960661485">
            <text:p>0.143</text:p>
          </table:table-cell>
          <table:table-cell table:style-name="ce3" table:formula="oooc:=STDEV([.G2:.G21])" office:value-type="float" office:value="4.90242142104019">
            <text:p>4.902</text:p>
          </table:table-cell>
        </table:table-row>
        <table:table-row table:style-name="ro1" table:number-rows-repeated="655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11/26/2008</text:date>, <text:time>13:0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dam Jensen</meta:initial-creator>
    <meta:creation-date>2008-11-26T08:57:24</meta:creation-date>
    <dc:creator>Adam Jensen</dc:creator>
    <dc:date>2008-11-26T13:01:13</dc:date>
    <meta:editing-cycles>2</meta:editing-cycles>
    <meta:editing-duration>PT3H18M29S</meta:editing-duration>
    <meta:user-defined meta:name="Info 1"/>
    <meta:user-defined meta:name="Info 2"/>
    <meta:user-defined meta:name="Info 3"/>
    <meta:user-defined meta:name="Info 4"/>
    <meta:document-statistic meta:table-count="3" meta:cell-count="165"/>
  </office:meta>
</office:document-meta>
</file>